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ersonationCallback.setImpersonator( Object imperson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ersonationCallback.getImperson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